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40.45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50.29pt"/>
    </style:style>
    <style:style style:name="co9" style:family="table-column">
      <style:table-column-properties fo:break-before="auto" style:column-width="122.91pt"/>
    </style:style>
    <style:style style:name="co10" style:family="table-column">
      <style:table-column-properties fo:break-before="auto" style:column-width="48.36pt"/>
    </style:style>
    <style:style style:name="co11" style:family="table-column">
      <style:table-column-properties fo:break-before="auto" style:column-width="148.25pt"/>
    </style:style>
    <style:style style:name="co12" style:family="table-column">
      <style:table-column-properties fo:break-before="auto" style:column-width="46.01pt"/>
    </style:style>
    <style:style style:name="co13" style:family="table-column">
      <style:table-column-properties fo:break-before="auto" style:column-width="46.74pt"/>
    </style:style>
    <style:style style:name="co14" style:family="table-column">
      <style:table-column-properties fo:break-before="auto" style:column-width="36.45pt"/>
    </style:style>
    <style:style style:name="co15" style:family="table-column">
      <style:table-column-properties fo:break-before="auto" style:column-width="31.69pt"/>
    </style:style>
    <style:style style:name="co16" style:family="table-column">
      <style:table-column-properties fo:break-before="auto" style:column-width="42.8pt"/>
    </style:style>
    <style:style style:name="co17" style:family="table-column">
      <style:table-column-properties fo:break-before="auto" style:column-width="44.39pt"/>
    </style:style>
    <style:style style:name="co18" style:family="table-column">
      <style:table-column-properties fo:break-before="auto" style:column-width="73.76pt"/>
    </style:style>
    <style:style style:name="co19" style:family="table-column">
      <style:table-column-properties fo:break-before="auto" style:column-width="21.4pt"/>
    </style:style>
    <style:style style:name="co20" style:family="table-column">
      <style:table-column-properties fo:break-before="auto" style:column-width="26.96pt"/>
    </style:style>
    <style:style style:name="co21" style:family="table-column">
      <style:table-column-properties fo:break-before="auto" style:column-width="24.55pt"/>
    </style:style>
    <style:style style:name="co22" style:family="table-column">
      <style:table-column-properties fo:break-before="auto" style:column-width="19.81pt"/>
    </style:style>
    <style:style style:name="co23" style:family="table-column">
      <style:table-column-properties fo:break-before="auto" style:column-width="28.54pt"/>
    </style:style>
    <style:style style:name="co24" style:family="table-column">
      <style:table-column-properties fo:break-before="auto" style:column-width="18.99pt"/>
    </style:style>
    <style:style style:name="ro1" style:family="table-row">
      <style:table-row-properties style:row-height="125.35pt" fo:break-before="auto" style:use-optimal-row-height="false"/>
    </style:style>
    <style:style style:name="ro2" style:family="table-row">
      <style:table-row-properties style:row-height="35.69pt" fo:break-before="auto" style:use-optimal-row-height="false"/>
    </style:style>
    <style:style style:name="ro3" style:family="table-row">
      <style:table-row-properties style:row-height="67.49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ta1" style:family="table" style:master-page-name="PageStyle_5f_المستبعدات">
      <style:table-properties table:display="true" style:writing-mode="rl-tb"/>
    </style:style>
    <style:style style:name="ta2" style:family="table" style:master-page-name="PageStyle_5f_الكلمات_20_الخاصة">
      <style:table-properties table:display="true" style:writing-mode="rl-tb"/>
    </style:style>
    <style:style style:name="ta3" style:family="table" style:master-page-name="PageStyle_5f_شرح">
      <style:table-properties table:display="true" style:writing-mode="rl-tb"/>
    </style:style>
    <style:style style:name="ce1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bold" style:font-size-asian="28pt" style:font-style-asian="normal" style:font-weight-asian="bold" style:font-name-complex="Traditional Arabic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3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6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Unicode MS" fo:font-size="19pt" fo:font-style="normal" fo:text-shadow="none" style:text-underline-style="none" fo:font-weight="normal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bold" style:font-size-asian="14pt" style:font-style-asian="normal" style:font-weight-asian="bold" style:font-name-complex="Traditional Arabic" style:font-size-complex="14pt" style:font-style-complex="normal" style:font-weight-complex="bold"/>
    </style:style>
    <style:style style:name="ce20" style:family="table-cell" style:parent-style-name="Default">
      <style:table-cell-properties fo:background-color="#ccffff" fo:padding="2.01pt"/>
      <style:text-properties style:use-window-font-color="true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raditional Arabic" fo:font-size="14pt" fo:font-style="normal" fo:text-shadow="none" style:text-underline-style="none" fo:font-weight="normal" style:font-size-asian="14pt" style:font-style-asian="normal" style:font-weight-asian="normal" style:font-name-complex="Traditional Arabic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ع&quot;;&quot;*&quot;)" table:allow-empty-cell="true" table:display-list="unsorted" table:base-cell-address="المستبعدات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المستبعدات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المستبعدات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المستبعدات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المستبعدات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المستبعدات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المستبعدات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المستبعدات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المستبعدات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المستبعدات.M2">
          <table:error-message table:message-type="stop" table:display="true"/>
        </table:content-validation>
        <table:content-validation table:name="val11" table:condition="of:cell-content-is-in-list(&quot;ع&quot;;&quot;*&quot;)" table:allow-empty-cell="true" table:display-list="unsorted" table:base-cell-address="'الكلمات الخاصة'.D2">
          <table:error-message table:message-type="stop" table:display="true"/>
        </table:content-validation>
        <table:content-validation table:name="val12" table:condition="of:cell-content-is-in-list(&quot;ت&quot;;&quot;*&quot;)" table:allow-empty-cell="true" table:display-list="unsorted" table:base-cell-address="'الكلمات الخاصة'.E2">
          <table:error-message table:message-type="stop" table:display="true"/>
        </table:content-validation>
        <table:content-validation table:name="val13" table:condition="of:cell-content-is-in-list(&quot;ج&quot;;&quot;*&quot;)" table:allow-empty-cell="true" table:display-list="unsorted" table:base-cell-address="'الكلمات الخاصة'.F2">
          <table:error-message table:message-type="stop" table:display="true"/>
        </table:content-validation>
        <table:content-validation table:name="val14" table:condition="of:cell-content-is-in-list(&quot;ض&quot;;&quot;*&quot;)" table:allow-empty-cell="true" table:display-list="unsorted" table:base-cell-address="'الكلمات الخاصة'.G2">
          <table:error-message table:message-type="stop" table:display="true"/>
        </table:content-validation>
        <table:content-validation table:name="val15" table:condition="of:cell-content-is-in-list(&quot;س&quot;;&quot;*&quot;)" table:allow-empty-cell="true" table:display-list="unsorted" table:base-cell-address="'الكلمات الخاصة'.H168">
          <table:error-message table:message-type="stop" table:display="true"/>
        </table:content-validation>
        <table:content-validation table:name="val16" table:condition="of:cell-content-is-in-list(&quot;ص&quot;;&quot;*&quot;)" table:allow-empty-cell="true" table:display-list="unsorted" table:base-cell-address="'الكلمات الخاصة'.I2">
          <table:error-message table:message-type="stop" table:display="true"/>
        </table:content-validation>
        <table:content-validation table:name="val17" table:condition="of:cell-content-is-in-list(&quot;ل&quot;;&quot;*&quot;)" table:allow-empty-cell="true" table:display-list="unsorted" table:base-cell-address="'الكلمات الخاصة'.J2">
          <table:error-message table:message-type="stop" table:display="true"/>
        </table:content-validation>
        <table:content-validation table:name="val18" table:condition="of:cell-content-is-in-list(&quot;م&quot;;&quot;*&quot;)" table:allow-empty-cell="true" table:display-list="unsorted" table:base-cell-address="'الكلمات الخاصة'.K168">
          <table:error-message table:message-type="stop" table:display="true"/>
        </table:content-validation>
        <table:content-validation table:name="val19" table:condition="of:cell-content-is-in-list(&quot;ف&quot;;&quot;*&quot;)" table:allow-empty-cell="true" table:display-list="unsorted" table:base-cell-address="'الكلمات الخاصة'.L168">
          <table:error-message table:message-type="stop" table:display="true"/>
        </table:content-validation>
        <table:content-validation table:name="val20" table:condition="of:cell-content-is-in-list(&quot;ع&quot;;&quot;*&quot;)" table:allow-empty-cell="true" table:display-list="unsorted" table:base-cell-address="شرح.D2">
          <table:error-message table:message-type="stop" table:display="true"/>
        </table:content-validation>
        <table:content-validation table:name="val21" table:condition="of:cell-content-is-in-list(&quot;ت&quot;;&quot;*&quot;)" table:allow-empty-cell="true" table:display-list="unsorted" table:base-cell-address="شرح.E16">
          <table:error-message table:message-type="stop" table:display="true"/>
        </table:content-validation>
        <table:content-validation table:name="val22" table:condition="of:cell-content-is-in-list(&quot;ج&quot;;&quot;*&quot;)" table:allow-empty-cell="true" table:display-list="unsorted" table:base-cell-address="شرح.F2">
          <table:error-message table:message-type="stop" table:display="true"/>
        </table:content-validation>
        <table:content-validation table:name="val23" table:condition="of:cell-content-is-in-list(&quot;ض&quot;;&quot;*&quot;)" table:allow-empty-cell="true" table:display-list="unsorted" table:base-cell-address="شرح.G2">
          <table:error-message table:message-type="stop" table:display="true"/>
        </table:content-validation>
        <table:content-validation table:name="val24" table:condition="of:cell-content-is-in-list(&quot;س&quot;;&quot;*&quot;)" table:allow-empty-cell="true" table:display-list="unsorted" table:base-cell-address="شرح.H2">
          <table:error-message table:message-type="stop" table:display="true"/>
        </table:content-validation>
        <table:content-validation table:name="val25" table:condition="of:cell-content-is-in-list(&quot;ص&quot;;&quot;*&quot;)" table:allow-empty-cell="true" table:display-list="unsorted" table:base-cell-address="شرح.I2">
          <table:error-message table:message-type="stop" table:display="true"/>
        </table:content-validation>
        <table:content-validation table:name="val26" table:condition="of:cell-content-is-in-list(&quot;ل&quot;;&quot;*&quot;)" table:allow-empty-cell="true" table:display-list="unsorted" table:base-cell-address="شرح.J2">
          <table:error-message table:message-type="stop" table:display="true"/>
        </table:content-validation>
        <table:content-validation table:name="val27" table:condition="of:cell-content-is-in-list(&quot;ف&quot;;&quot;*&quot;)" table:allow-empty-cell="true" table:display-list="unsorted" table:base-cell-address="شرح.K2">
          <table:error-message table:message-type="stop" table:display="true"/>
        </table:content-validation>
      </table:content-validations>
      <table:table table:name="المستبعدا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4" table:default-cell-style-name="ce6"/>
        <table:table-column table:style-name="co4" table:default-cell-style-name="ce10"/>
        <table:table-column table:style-name="co4" table:default-cell-style-name="ce6"/>
        <table:table-column table:style-name="co4" table:default-cell-style-name="ce10"/>
        <table:table-column table:style-name="co5" table:default-cell-style-name="ce6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#الكلمة</text:p>
          </table:table-cell>
          <table:table-cell table:style-name="ce5" office:value-type="string" calcext:value-type="string">
            <text:p>نوعها</text:p>
          </table:table-cell>
          <table:table-cell table:style-name="ce5" office:value-type="string" calcext:value-type="string">
            <text:p>صنف</text:p>
          </table:table-cell>
          <table:table-cell table:style-name="ce9" office:value-type="string" calcext:value-type="string">
            <text:p>العطف</text:p>
          </table:table-cell>
          <table:table-cell table:style-name="ce5" office:value-type="string" calcext:value-type="string">
            <text:p>التعريف</text:p>
          </table:table-cell>
          <table:table-cell table:style-name="ce9" office:value-type="string" calcext:value-type="string">
            <text:p>الجر</text:p>
          </table:table-cell>
          <table:table-cell table:style-name="ce5" office:value-type="string" calcext:value-type="string">
            <text:p>الإضافة</text:p>
          </table:table-cell>
          <table:table-cell table:style-name="ce9" office:value-type="string" calcext:value-type="string">
            <text:p>الاستفهام</text:p>
          </table:table-cell>
          <table:table-cell table:style-name="ce5" office:value-type="string" calcext:value-type="string">
            <text:p>التصريف</text:p>
          </table:table-cell>
          <table:table-cell table:style-name="ce9" office:value-type="string" calcext:value-type="string">
            <text:p>لام القسم</text:p>
          </table:table-cell>
          <table:table-cell table:style-name="ce9" office:value-type="string" calcext:value-type="string">
            <text:p>معرف</text:p>
          </table:table-cell>
          <table:table-cell table:style-name="ce9" office:value-type="string" calcext:value-type="string">
            <text:p>معرب</text:p>
          </table:table-cell>
          <table:table-cell table:style-name="ce9" office:value-type="string" calcext:value-type="string">
            <text:p>منوّن</text:p>
          </table:table-cell>
          <table:table-cell table:style-name="ce9" office:value-type="string" calcext:value-type="string">
            <text:p>عمل</text:p>
          </table:table-cell>
          <table:table-cell table:style-name="ce9" office:value-type="string" calcext:value-type="string">
            <text:p>نوع المعمول</text:p>
          </table:table-cell>
          <table:table-cell table:style-name="ce9" office:value-type="string" calcext:value-type="string">
            <text:p>افتقار</text:p>
          </table:table-cell>
          <table:table-cell table:style-name="ce9" office:value-type="string" calcext:value-type="string">
            <text:p>ملاحظة</text:p>
          </table:table-cell>
          <table:table-cell table:style-name="ce11" table:number-columns-repeated="1007"/>
        </table:table-row>
        <table:table-row table:style-name="ro2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ض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صْبَح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ضْح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ْس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رْتَد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سْتَحَا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نْقَلَب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ات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بَدّ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حَوّ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ار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اح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جَع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ار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ظَل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اد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د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ان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اِنْفَك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بَرِح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دَام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زَا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افَتِئ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نَّ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كِنَّ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خَذ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قْب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شَأ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وْشَك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بْتَدَأ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خْلَوْلَق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نْبَر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جَعَل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ر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رَع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طَفِق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سَ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ِق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قَام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اد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رِب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بّ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طَالَم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قَلَّم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َام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زَاء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يْ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حْت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مّ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خَلْف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مَال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َوْق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يَمِين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جَن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ر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ر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حو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عْ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جَن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سْفَ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نَاء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آنِف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بَد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صْل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َد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مْسِ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وَّل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2" office:value-type="string" calcext:value-type="string">
            <text:p>*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لْآ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عْد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رَةً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صَبَاح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ضَحْوَةً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دً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دَاة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رَّةً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سَاء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يَوْمَئِذٍ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زَم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ه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ق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ُر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حْظ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َاع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ثْن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دُون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رَيْث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ِنْد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ِوَض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قَبْلَ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قَطُّ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ُلَّمَا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دُنْ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دَى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دُو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3" table:number-columns-repeated="1007"/>
        </table:table-row>
        <table:table-row table:style-name="ro2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ئَ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ي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فعل: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ُم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ل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شرط وتفصيل و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َذْ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ئِ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ل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رد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جَل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ي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َى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لَل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يْرِ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مّ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ى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ُبَّ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لَى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ن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كَي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ِكَيْ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أَنَّ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مّ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تخيير وتفص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لّ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تحضي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وْفَ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قبا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مَ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ل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كِ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دراك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لّ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جْمَ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امَّة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يْن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ُلّ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اهُ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ْت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يْكُ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لَيْهِ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فْس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ي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ي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نافية للجن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ناه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نْ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ات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ئْس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بَّذ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ء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َاءَم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ِعْمَ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ِعِمّ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ن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ل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وْمَا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عَمْ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ُ 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ُو 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ب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خ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م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ُو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فِي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table:style-name="ce3" office:value-type="string" calcext:value-type="string">
            <text:p>وُشْك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ذاً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اسم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ْنَم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تَى</text:p>
          </table:table-cell>
          <table:table-cell table:style-name="ce7" office:value-type="string" calcext:value-type="string">
            <text:p>اسم</text:p>
          </table:table-cell>
          <table:table-cell table:style-name="ce8" office:value-type="string" calcext:value-type="string">
            <text:p>اسم استفهام/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َيّ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إِذ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بَعْض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ُجَاه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تِلْقَاء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سْب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حَيْث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ُبْحَان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شِبْه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كُلّ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عَمْر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ِثْلُ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مَع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مَعَاذ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نَحْو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اِبْن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شَط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14" table:number-columns-repeated="1007"/>
        </table:table-row>
        <table:table-row table:style-name="ro2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تَ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َاتَيْ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ذَوُ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بَيْد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غَيْر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اسِيَّمَا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ثَ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ختصا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أَ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إِ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عَلًّ</text:p>
          </table:table-cell>
          <table:table-cell table:style-name="ce7" office:value-type="string" calcext:value-type="string">
            <text:p>حرف</text:p>
          </table:table-cell>
          <table:table-cell table:style-name="ce8"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كَأَ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عَل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كِنّ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لَيْتَ</text:p>
          </table:table-cell>
          <table:table-cell table:style-name="ce7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فَقَطْ</text:p>
          </table:table-cell>
          <table:table-cell office:value-type="string" calcext:value-type="string">
            <text:p>حرف</text:p>
          </table:table-cell>
          <table:table-cell/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اسم فعل</text:p>
          </table:table-cell>
          <table:table-cell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2" table:number-rows-repeated="104808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المستبعدات.$A$1:.$Q$462"/>
        </table:named-expressions>
      </table:table>
      <table:table table:name="الكلمات الخاصة" table:style-name="ta2">
        <table:table-column table:style-name="co9" table:default-cell-style-name="ce16"/>
        <table:table-column table:style-name="co10" table:default-cell-style-name="ce6"/>
        <table:table-column table:style-name="co11" table:default-cell-style-name="ce6"/>
        <table:table-column table:style-name="co12" table:default-cell-style-name="ce10"/>
        <table:table-column table:style-name="co13" table:default-cell-style-name="ce6"/>
        <table:table-column table:style-name="co14" table:default-cell-style-name="ce10"/>
        <table:table-column table:style-name="co15" table:default-cell-style-name="ce6"/>
        <table:table-column table:style-name="co16" table:default-cell-style-name="ce10"/>
        <table:table-column table:style-name="co4" table:default-cell-style-name="ce6"/>
        <table:table-column table:style-name="co4" table:default-cell-style-name="ce10"/>
        <table:table-column table:style-name="co8" table:number-columns-repeated="1014" table:default-cell-style-name="Default"/>
        <table:table-row table:style-name="ro3">
          <table:table-cell table:style-name="ce15" office:value-type="string" calcext:value-type="string">
            <text:p>الكلمة</text:p>
          </table:table-cell>
          <table:table-cell table:style-name="ce5" office:value-type="string" calcext:value-type="string">
            <text:p>نوعها</text:p>
          </table:table-cell>
          <table:table-cell table:style-name="ce5" office:value-type="string" calcext:value-type="string">
            <text:p>صنف</text:p>
          </table:table-cell>
          <table:table-cell table:style-name="ce9" office:value-type="string" calcext:value-type="string">
            <text:p>العطف</text:p>
          </table:table-cell>
          <table:table-cell table:style-name="ce5" office:value-type="string" calcext:value-type="string">
            <text:p>التعريف</text:p>
          </table:table-cell>
          <table:table-cell table:style-name="ce9" office:value-type="string" calcext:value-type="string">
            <text:p>الجر</text:p>
          </table:table-cell>
          <table:table-cell table:style-name="ce5" office:value-type="string" calcext:value-type="string">
            <text:p>الإضافة</text:p>
          </table:table-cell>
          <table:table-cell table:style-name="ce9" office:value-type="string" calcext:value-type="string">
            <text:p>الاستفهام</text:p>
          </table:table-cell>
          <table:table-cell table:style-name="ce5" office:value-type="string" calcext:value-type="string">
            <text:p>التصريف</text:p>
          </table:table-cell>
          <table:table-cell table:style-name="ce9" office:value-type="string" calcext:value-type="string">
            <text:p>لام القسم</text:p>
          </table:table-cell>
          <table:table-cell table:style-name="ce18" table:number-columns-repeated="1014"/>
        </table:table-row>
        <table:table-row table:style-name="ro4">
          <table:table-cell office:value-type="string" calcext:value-type="string">
            <text:p>أل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ذ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ص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ض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ط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ظ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غ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ا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مز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ب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آذ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ب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غسط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ف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كتو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يل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موز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ويل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زير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س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باط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يفر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س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ل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ن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ر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إحد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بض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س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ا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م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ئ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ي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وا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تا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ل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م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اد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ا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اد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عا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نيه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ره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ول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دين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ي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نت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شيك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فل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قرش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لي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مل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هلل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يور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ث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بع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ثلا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جم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مي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ب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سكن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طعم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ط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رزق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زود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سق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كسا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خبر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رى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علم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أنبأ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حدَث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خبَّر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نبَّا</text:p>
          </table:table-cell>
          <table:table-cell table:style-name="ce7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ا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لف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رك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لَّ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جع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ج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ر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ذ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رأ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زع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ظ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د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ل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د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ج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ر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و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صل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هل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أيض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ؤس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عد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بغت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تعس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ق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حمد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اص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خلاف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دواليك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حق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ر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سمع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بر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دق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صراح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طر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جب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عيان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غالب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رادى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فضل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قاطبة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كَثِيرًا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لَبَّيْك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>
          <table:table-cell office:value-type="string" calcext:value-type="string">
            <text:p>مَعَاذَ</text:p>
          </table:table-cell>
          <table:table-cell table:style-name="ce7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10" table:content-validation-name="val18" office:value-type="string" calcext:value-type="string">
            <text:p>*</text:p>
          </table:table-cell>
          <table:table-cell table:style-name="ce10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4" table:number-rows-repeated="104835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'الكلمات الخاصة'.$A$1:.$C$708"/>
        </table:named-expressions>
      </table:table>
      <table:table table:name="شرح" table:style-name="ta3">
        <table:table-column table:style-name="co17" table:default-cell-style-name="ce20"/>
        <table:table-column table:style-name="co17" table:default-cell-style-name="ce24"/>
        <table:table-column table:style-name="co18" table:default-cell-style-name="ce24"/>
        <table:table-column table:style-name="co19" table:default-cell-style-name="ce27"/>
        <table:table-column table:style-name="co20" table:default-cell-style-name="ce24"/>
        <table:table-column table:style-name="co21" table:default-cell-style-name="ce27"/>
        <table:table-column table:style-name="co22" table:default-cell-style-name="ce24"/>
        <table:table-column table:style-name="co23" table:default-cell-style-name="ce27"/>
        <table:table-column table:style-name="co21" table:default-cell-style-name="ce24"/>
        <table:table-column table:style-name="co20" table:default-cell-style-name="ce27"/>
        <table:table-column table:style-name="co19" table:default-cell-style-name="ce27"/>
        <table:table-column table:style-name="co24" table:default-cell-style-name="ce27"/>
        <table:table-column table:style-name="co8" table:number-columns-repeated="1012" table:default-cell-style-name="Default"/>
        <table:table-row table:style-name="ro5">
          <table:table-cell table:style-name="ce19" office:value-type="string" calcext:value-type="string">
            <text:p>الكلمة</text:p>
          </table:table-cell>
          <table:table-cell table:style-name="ce22" office:value-type="string" calcext:value-type="string">
            <text:p>نوعها</text:p>
          </table:table-cell>
          <table:table-cell table:style-name="ce22" office:value-type="string" calcext:value-type="string">
            <text:p>صنف</text:p>
          </table:table-cell>
          <table:table-cell table:style-name="ce26" office:value-type="string" calcext:value-type="string">
            <text:p>العطف</text:p>
          </table:table-cell>
          <table:table-cell table:style-name="ce22" office:value-type="string" calcext:value-type="string">
            <text:p>التعريف</text:p>
          </table:table-cell>
          <table:table-cell table:style-name="ce26" office:value-type="string" calcext:value-type="string">
            <text:p>الجر</text:p>
          </table:table-cell>
          <table:table-cell table:style-name="ce22" office:value-type="string" calcext:value-type="string">
            <text:p>الإضافة</text:p>
          </table:table-cell>
          <table:table-cell table:style-name="ce26" office:value-type="string" calcext:value-type="string">
            <text:p>الاستفهام</text:p>
          </table:table-cell>
          <table:table-cell table:style-name="ce22" office:value-type="string" calcext:value-type="string">
            <text:p>التصريف</text:p>
          </table:table-cell>
          <table:table-cell table:style-name="ce26" office:value-type="string" calcext:value-type="string">
            <text:p>لام القسم</text:p>
          </table:table-cell>
          <table:table-cell table:style-name="ce26" office:value-type="string" calcext:value-type="string">
            <text:p>معرف</text:p>
          </table:table-cell>
          <table:table-cell table:style-name="ce26" office:value-type="string" calcext:value-type="string">
            <text:p>ملاحظة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يْد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يْر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اسِي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اسم استفهام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ْن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وَاتَي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ض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ُجَاه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ِلْقَاء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سْب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ْث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بْحَا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ِبْه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مْر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ثْل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عَاذ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و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ذا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سم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ُشْكَانَ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ُو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م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و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ع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ئْس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بَّذ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اء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ْ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ِعِمّ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/نافية للجنس/ناه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ّ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عَل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ْ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مَّة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يْ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اه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ْ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ك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ِلَيْهِ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فْس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دراك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سَوْف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قبا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حضي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خيير وتفص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كَيْ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ُبّ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ِن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مّ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تَّى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نْذ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ُذ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ج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ل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يْرِ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ل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رد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َذ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ئ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 وتفصيل و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ثُم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ص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دُو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يْث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ن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ِوَض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بْ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طّ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ُلَّمَ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ُن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د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لْآ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نِف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ب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ل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َ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ِ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َّ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يَّا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ع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ار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بَاح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ضَحْو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ة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رّ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س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يَوْمَئِذٍ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table:style-name="ce21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مَام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إِز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بَيْ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تَحْت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ثَمّ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خَلْف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شَمَال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فَوْق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يَمِي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ال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لًَّ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بْتَد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خْلَوْلَ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ب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خَذ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قْب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نْش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وْشَك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جَع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شَر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طَف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ل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ق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رِ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هَب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إِ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كِنّ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رْتَد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سْتَح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اِنْقَلَ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آض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صْبَ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ضْح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أَمْ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َات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بَد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تَحَو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ح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ا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رَج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ص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ظَل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ع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غَد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ان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اِنْفَك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بَرِ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د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ز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مَافَتِئ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6" table:number-rows-repeated="10481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شرح.$A$1:.$L$461"/>
        </table:named-expressions>
      </table:table>
      <table:named-expressions/>
      <table:database-ranges>
        <table:database-range table:name="__Anonymous_Sheet_DB__0" table:target-range-address="المستبعدات.A1:المستبعدات.Q491" table:display-filter-buttons="true">
          <table:sort>
            <table:sort-by table:field-number="16" table:data-type="automatic"/>
          </table:sort>
        </table:database-range>
        <table:database-range table:name="__Anonymous_Sheet_DB__1" table:target-range-address="'الكلمات الخاصة'.A1:'الكلمات الخاصة'.C708" table:display-filter-buttons="true" table:orientation="column"/>
        <table:database-range table:name="__Anonymous_Sheet_DB__2" table:target-range-address="شرح.A1:شرح.L461" table:display-filter-buttons="true" table:orientation="column">
          <table:filter>
            <table:filter-and>
              <table:filter-condition table:field-number="2" table:value="ظرف مكان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bic Transparent" svg:font-family="'Arabic Transparent'"/>
    <style:font-face style:name="Traditional Arabic" svg:font-family="'Traditional Arabic'"/>
    <style:font-face style:name="Traditional Arabic1" svg:font-family="'Traditional Arabic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54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2:04:59.941543076">00:00:00</text:time></text:p>
        </style:region-right>
      </style:header>
      <style:header-left style:display="false"/>
      <style:footer>
        <text:p>الصفحة <text:page-number>1</text:page-number> / <text:page-count>99</text:page-count></text:p>
      </style:footer>
      <style:footer-left style:display="false"/>
    </style:master-page>
    <style:master-page style:name="PageStyle_5f_المستبعدات" style:display-name="PageStyle_المستبعدات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الكلمات_20_الخاصة" style:display-name="PageStyle_الكلمات الخاص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شرح" style:display-name="PageStyle_شرح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2:44:14</meta:creation-date>
    <dc:creator>zerrouki</dc:creator>
    <dc:date>2017-12-30T12:13:01.657218799</dc:date>
    <meta:print-date>2014-01-15T14:01:10</meta:print-date>
    <meta:editing-cycles>41</meta:editing-cycles>
    <meta:editing-duration>P11DT18H22M22S</meta:editing-duration>
    <meta:generator>LibreOffice/5.1.6.2$Linux_X86_64 LibreOffice_project/10m0$Build-2</meta:generator>
    <meta:document-statistic meta:table-count="3" meta:cell-count="15094" meta:object-count="0"/>
  </office:meta>
</office:document-meta>
</file>